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
    </style:style>
    <style:style style:name="P15" style:family="paragraph" style:parent-style-name="Text_20_body">
      <style:paragraph-properties fo:margin-left="0cm" fo:margin-right="0cm" fo:orphans="2" fo:widows="2" fo:text-indent="1.251cm" style:auto-text-indent="false"/>
      <style:text-properties style:font-name="Calibri1"/>
    </style:style>
    <style:style style:name="P16"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7"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18" style:family="paragraph" style:parent-style-name="Überschrift_20_2">
      <style:text-properties fo:language="pl" fo:country="PL"/>
    </style:style>
    <style:style style:name="P19" style:family="paragraph" style:parent-style-name="Überschrift_20_2">
      <style:text-properties style:font-name="Calibri"/>
    </style:style>
    <style:style style:name="P20" style:family="paragraph" style:parent-style-name="Überschrift_20_2">
      <style:text-properties style:font-name="Calibri" fo:language="pl" fo:country="PL"/>
    </style:style>
    <style:style style:name="P21" style:family="paragraph" style:parent-style-name="Heading" style:master-page-name="MP0">
      <style:paragraph-properties style:page-number="auto" fo:break-before="page"/>
      <style:text-properties fo:language="pl" fo:country="PL"/>
    </style:style>
    <style:style style:name="P22" style:family="paragraph" style:parent-style-name="Dialog" style:list-style-name="L1"/>
    <style:style style:name="P23" style:family="paragraph" style:parent-style-name="Dialog" style:list-style-name="L1">
      <style:text-properties style:font-name="Calibri1"/>
    </style:style>
    <style:style style:name="P24" style:family="paragraph" style:parent-style-name="Dialog" style:list-style-name="L3">
      <style:text-properties style:font-name="Calibri1"/>
    </style:style>
    <style:style style:name="P25" style:family="paragraph" style:parent-style-name="Dialog" style:list-style-name="L4">
      <style:text-properties style:font-name="Calibri1" fo:background-color="transparent"/>
    </style:style>
    <style:style style:name="P26" style:family="paragraph" style:parent-style-name="Dialog" style:list-style-name="L5">
      <style:text-properties style:font-name="Calibri1"/>
    </style:style>
    <style:style style:name="P27" style:family="paragraph" style:parent-style-name="Dialog" style:list-style-name="L7">
      <style:text-properties style:font-name="Calibri1"/>
    </style:style>
    <style:style style:name="P28" style:family="paragraph" style:parent-style-name="Dialog" style:list-style-name="L8">
      <style:text-properties style:font-name="Calibri1"/>
    </style:style>
    <style:style style:name="P29" style:family="paragraph" style:parent-style-name="Dialog" style:list-style-name="L1">
      <style:text-properties style:font-name="Calibri"/>
    </style:style>
    <style:style style:name="P30" style:family="paragraph" style:parent-style-name="Dialog" style:list-style-name="L6">
      <style:text-properties style:font-name="Calibri"/>
    </style:style>
    <style:style style:name="P31" style:family="paragraph" style:parent-style-name="Dialog" style:list-style-name="L2">
      <style:paragraph-properties fo:orphans="2" fo:widows="2"/>
      <style:text-properties fo:language="pl" fo:country="PL"/>
    </style:style>
    <style:style style:name="P32" style:family="paragraph" style:parent-style-name="Dialog" style:list-style-name="L4">
      <style:text-properties fo:background-color="transparent"/>
    </style:style>
    <style:style style:name="P33" style:family="paragraph" style:parent-style-name="Dialog" style:list-style-name="L6"/>
    <style:style style:name="P34" style:family="paragraph" style:parent-style-name="Dialog" style:list-style-name="L7"/>
    <style:style style:name="P35" style:family="paragraph" style:parent-style-name="Text_20_body" style:list-style-name="L1">
      <style:text-properties fo:language="pl" fo:country="PL"/>
    </style:style>
    <style:style style:name="P36" style:family="paragraph" style:parent-style-name="Text_20_body" style:list-style-name="L7"/>
    <style:style style:name="P37" style:family="paragraph" style:parent-style-name="Text_20_body">
      <style:text-properties style:font-name="Calibri"/>
    </style:style>
    <style:style style:name="P38" style:family="paragraph" style:parent-style-name="Text_20_body">
      <style:text-properties style:font-name="Calibri1"/>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1" fo:background-color="transparent"/>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language="pl" fo:country="PL" fo:background-color="#ffff00"/>
    </style:style>
    <style:style style:name="T16" style:family="text">
      <style:text-properties fo:background-color="#ffff00"/>
    </style:style>
    <style:style style:name="T17" style:family="text">
      <style:text-properties fo:background-color="transparent"/>
    </style:style>
    <style:style style:name="T18" style:family="text">
      <style:text-properties style:font-name="Calibri1"/>
    </style:style>
    <style:style style:name="T19" style:family="text">
      <style:text-properties style:font-name="Calibri1" fo:background-color="#ffff99"/>
    </style:style>
    <style:style style:name="T20" style:family="text">
      <style:text-properties style:font-name="Calibri1" fo:background-color="transparent"/>
    </style:style>
    <style:style style:name="T21" style:family="text">
      <style:text-properties fo:background-color="#ff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ynastia Sobieskich – tom II, „Pola Chwały”</text:p>
      <text:h text:style-name="P18"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i chwalebnych pochod<text:span text:style-name="T5">ó</text:span><text:span text:style-name="T12">w w dalekie krainy</text:span>, lecz tu nie na wypraw<text:span text:style-name="T5">ę</text:span><text:span text:style-name="T12">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2"> ju</text:span><text:span text:style-name="T5">ż</text:span><text:span text:style-name="T12">, po co si</text:span><text:span text:style-name="T5">ę</text:span><text:span text:style-name="T12"> zaci</text:span><text:span text:style-name="T5">ą</text:span><text:span text:style-name="T12">gn</text:span><text:span text:style-name="T5">ął</text:span><text:span text:style-name="T12">, zapomnia</text:span><text:span text:style-name="T5">ł</text:span><text:span text:style-name="T12"> nawet, jak si</text:span><text:span text:style-name="T5">ę</text:span><text:span text:style-name="T12"> nazywa, wiedzia</text:span><text:span text:style-name="T5">ł</text:span><text:span text:style-name="T12"> tylko gdzie lewo, a gdzie prawo, jak i</text:span><text:span text:style-name="T5">ść</text:span><text:span text:style-name="T12"> trzy kroki w wprz</text:span><text:span text:style-name="T5">ó</text:span><text:span text:style-name="T12">d, obr</text:span><text:span text:style-name="T5">ó</text:span><text:span text:style-name="T12">t, trzy kroki w ty</text:span><text:span text:style-name="T5">ł</text:span><text:span text:style-name="T12">. N</text:spa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3">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6">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z obcym – pono angielskim – kr<text:span text:style-name="T5">ó</text:span><text:span text:style-name="T12">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8"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8">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2"> r</text:span><text:span text:style-name="T5">ó</text:span><text:span text:style-name="T12">wnie</text:span><text:span text:style-name="T5">ż</text:span><text:span text:style-name="T12"> Szlomo syn Hejhela, wys</text:span><text:span text:style-name="T5">ł</text:span><text:span text:style-name="T12">annik kaha</text:span><text:span text:style-name="T5">ł</text:span><text:span text:style-name="T12">u krakowskiego. Podr</text:span><text:span text:style-name="T5">óż</text:span><text:span text:style-name="T12">owa</text:span><text:span text:style-name="T5">ł</text:span><text:span text:style-name="T12"> razem z panem Krzysztofem Mieroszewskim. Jakby taka kompania podr</text:span><text:span text:style-name="T5">óż</text:span><text:span text:style-name="T12">na ma</text:span><text:span text:style-name="T5">ł</text:span><text:span text:style-name="T12">o dziwn</text:span><text:span text:style-name="T5">ą</text:span><text:span text:style-name="T12"> by</text:span><text:span text:style-name="T5">ł</text:span><text:span text:style-name="T12">a, Szlomo spotka</text:span><text:span text:style-name="T5">ł</text:span><text:span text:style-name="T12"> si</text:span><text:span text:style-name="T5">ę</text:span><text:span text:style-name="T12"> po swym przyje</text:span><text:span text:style-name="T5">ź</text:span><text:span text:style-name="T12">dzie nie tylko z najdostojniejszymi </text:span><text:span text:style-name="T5">Ż</text:span><text:span text:style-name="T12">ydami Lwowa, lecz r</text:span><text:span text:style-name="T5">ó</text:span><text:span text:style-name="T12">wnie</text:span><text:span text:style-name="T5">ż</text:span><text:span text:style-name="T12"> z naczelnym gminy ormia</text:span><text:span text:style-name="T5">ń</text:span><text:span text:style-name="T12">skiej w tym zacnym mie</text:span><text:span text:style-name="T5">ś</text:span><text:span text:style-name="T12">cie. Pan Mieroszewski tymczasem, pracami fortyfikacyjnymi wok</text:span><text:span text:style-name="T5">ół</text:span><text:span text:style-name="T12"> Lwowa zawiaduj</text:span><text:span text:style-name="T5">ą</text:span><text:span text:style-name="T12">cy, do pana wojewody Jab</text:span><text:span text:style-name="T5">ł</text:span><text:span text:style-name="T12">onowskiego przyst</text:span><text:span text:style-name="T5">ę</text:span><text:span text:style-name="T12">p mia</text:span><text:span text:style-name="T5">ł</text:span><text:span text:style-name="T12"> ci</text:span><text:span text:style-name="T5">ą</text:span><text:span text:style-name="T12">gle, i trzeciego dnia po przybyciu tak zagai</text:span><text:span text:style-name="T5">ł</text:span><text:span text:style-name="T12">.</text:span></text:p>
      <text:list xml:id="list6524518057383893333" text:style-name="L1">
        <text:list-item>
          <text:p text:style-name="P22"><text:span text:style-name="T12">Teraz </text:span><text:span text:style-name="T5">ł</text:span><text:span text:style-name="T12">o</text:span><text:span text:style-name="T5">ż</text:span><text:span text:style-name="T12">y jego wysoko</text:span><text:span text:style-name="T5">ść</text:span><text:span text:style-name="T12"> kr</text:span><text:span text:style-name="T5">ó</text:span><text:span text:style-name="T12">l Jan na fortyfikacje obficie, na ich budow</text:span><text:span text:style-name="T5">ę</text:span><text:span text:style-name="T12">, lecz i na utrzymanie ci</text:span><text:span text:style-name="T5">ą</text:span><text:span text:style-name="T12">gle sumy potrzebne b</text:span><text:span text:style-name="T5">ę</text:span><text:span text:style-name="T12">d</text:span><text:span text:style-name="T5">ą</text:span><text:span text:style-name="T12"> niema</text:span><text:span text:style-name="T5">ł</text:span><text:span text:style-name="T12">e.</text:span></text:p>
        </text:list-item>
        <text:list-item>
          <text:p text:style-name="P22"><text:span text:style-name="T12">Po wojnie miasto na fortyfikacje </text:span><text:span text:style-name="T5">ł</text:span><text:span text:style-name="T12">o</text:span><text:span text:style-name="T5">ż</text:span><text:span text:style-name="T12">y</text:span><text:span text:style-name="T5">ć</text:span><text:span text:style-name="T12"> b</text:span><text:span text:style-name="T5">ę</text:span><text:span text:style-name="T12">dzie, handlem swym to finansuj</text:span><text:span text:style-name="T5">ą</text:span><text:span text:style-name="T12">c. Wa</text:span><text:span text:style-name="T5">ść</text:span><text:span text:style-name="T12"> pilnowa</text:span><text:span text:style-name="T5">ł</text:span><text:span text:style-name="T12"> b</text:span><text:span text:style-name="T5">ę</text:span><text:span text:style-name="T12">dziesz, by z handlowych dochod</text:span><text:span text:style-name="T5">ó</text:span><text:span text:style-name="T12">w na to </text:span><text:span text:style-name="T5">ł</text:span><text:span text:style-name="T12">yczkowie nie sk</text:span><text:span text:style-name="T5">ą</text:span><text:span text:style-name="T12">pili.</text:span></text:p>
        </text:list-item>
        <text:list-item>
          <text:p text:style-name="P22"><text:span text:style-name="T12">Handel rzecz zacna, je</text:span><text:span text:style-name="T5">ś</text:span><text:span text:style-name="T12">li doch</text:span><text:span text:style-name="T5">ó</text:span><text:span text:style-name="T12">d przynosi, ale z tym i przed wojn</text:span><text:span text:style-name="T5">ą</text:span><text:span text:style-name="T12"> nieweso</text:span><text:span text:style-name="T5">ł</text:span><text:span text:style-name="T12">o by</text:span><text:span text:style-name="T5">ł</text:span><text:span text:style-name="T12">o. Teraz to nawet Gda</text:span><text:span text:style-name="T5">ń</text:span><text:span text:style-name="T12">sk biednieje, a co dopiero Lw</text:span><text:span text:style-name="T5">ó</text:span><text:span text:style-name="T12">w.</text:span></text:p>
        </text:list-item>
        <text:list-item>
          <text:p text:style-name="P22"><text:soft-page-break/><text:span text:style-name="T12">Lw</text:span><text:span text:style-name="T5">ó</text:span><text:span text:style-name="T12">w jednak mo</text:span><text:span text:style-name="T5">ż</text:span><text:span text:style-name="T12">liwo</text:span><text:span text:style-name="T5">ś</text:span><text:span text:style-name="T12">ci handlu uzyska, je</text:span><text:span text:style-name="T5">ś</text:span><text:span text:style-name="T12">li pok</text:span><text:span text:style-name="T5">ó</text:span><text:span text:style-name="T12">j rozs</text:span><text:span text:style-name="T5">ą</text:span><text:span text:style-name="T12">dny z Turkiem zawrzemy. Handel ze wschodem, ko</text:span><text:span text:style-name="T5">ń</text:span><text:span text:style-name="T12">mi, broni</text:span><text:span text:style-name="T5">ą</text:span><text:span text:style-name="T12">, suknem, a i fortalicje te w tym pomog</text:span><text:span text:style-name="T5">ą</text:span><text:span text:style-name="T12">, </text:span><text:span text:style-name="T5">ż</text:span><text:span text:style-name="T12">e kupcy bezpieczniej czu</text:span><text:span text:style-name="T5">ć</text:span><text:span text:style-name="T12"> si</text:span><text:span text:style-name="T5">ę</text:span><text:span text:style-name="T12"> b</text:span><text:span text:style-name="T5">ę</text:span><text:span text:style-name="T12">d</text:span><text:span text:style-name="T5">ą</text:span><text:span text:style-name="T12">.</text:span></text:p>
        </text:list-item>
        <text:list-item>
          <text:p text:style-name="P22"><text:span text:style-name="T12">Tak, ale dalej na wsch</text:span><text:span text:style-name="T5">ó</text:span><text:span text:style-name="T12">d od Lwowa miejsc bezpiecznych nie ma.</text:span></text:p>
        </text:list-item>
        <text:list-item>
          <text:p text:style-name="P22"><text:span text:style-name="T12">Jak by pu</text:span><text:span text:style-name="T5">ś</text:span><text:span text:style-name="T12">ci</text:span><text:span text:style-name="T5">ć</text:span><text:span text:style-name="T12"> nowy szlak handlowy wzd</text:span><text:span text:style-name="T5">ł</text:span><text:span text:style-name="T12">u</text:span><text:span text:style-name="T5">ż</text:span><text:span text:style-name="T12"> Dniestru, i tam forteczki pobudowa</text:span><text:span text:style-name="T5">ć</text:span><text:span text:style-name="T12">, mo</text:span><text:span text:style-name="T5">ż</text:span><text:span text:style-name="T12">na by je te</text:span><text:span text:style-name="T5">ż</text:span><text:span text:style-name="T12"> Dniestrem zaopatrywa</text:span><text:span text:style-name="T5">ć</text:span><text:span text:style-name="T12">. </text:span></text:p>
        </text:list-item>
        <text:list-item>
          <text:p text:style-name="P22"><text:span text:style-name="T12">Trzeba tylko przypilnowa</text:span><text:span text:style-name="T5">ć</text:span><text:span text:style-name="T12">, aby piractwo rzeczne kozackie na Dniestrze nie odrodzi</text:span><text:span text:style-name="T5">ł</text:span><text:span text:style-name="T12">o si</text:span><text:span text:style-name="T5">ę</text:span><text:span text:style-name="T12">.</text:span></text:p>
        </text:list-item>
        <text:list-item>
          <text:p text:style-name="P22"><text:span text:style-name="T12">O to te</text:span><text:span text:style-name="T5">ż</text:span><text:span text:style-name="T12"> si</text:span><text:span text:style-name="T5">ę</text:span><text:span text:style-name="T12"> b</text:span><text:span text:style-name="T5">ę</text:span><text:span text:style-name="T12">d</text:span><text:span text:style-name="T5">ą</text:span><text:span text:style-name="T12"> za</text:span><text:span text:style-name="T5">ł</text:span><text:span text:style-name="T12">ogi tych stanic martwi</text:span><text:span text:style-name="T5">ć.</text:span></text:p>
        </text:list-item>
        <text:list-item>
          <text:p text:style-name="P22"><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2"> u Angielczyk</text:span><text:span text:style-name="T5">ó</text:span><text:span text:style-name="T12">w. Stw</text:span><text:span text:style-name="T5">ó</text:span><text:span text:style-name="T12">rzmy te</text:span><text:span text:style-name="T5">ż</text:span><text:span text:style-name="T12"> i my!</text:span></text:p>
        </text:list-item>
        <text:list-item>
          <text:p text:style-name="P22"><text:span text:style-name="T12">A sk</text:span><text:span text:style-name="T5">ą</text:span><text:span text:style-name="T12">d</text:span><text:span text:style-name="T5">ż</text:span><text:span text:style-name="T12">e ch</text:span><text:span text:style-name="T5">ę</text:span><text:span text:style-name="T12">tnych a bogatych to tej kompanii znajdziecie? - wojewoda niskie mia</text:span><text:span text:style-name="T5">ł</text:span><text:span text:style-name="T12"> mniemanie o swych ziomk</text:span><text:span text:style-name="T5">ó</text:span><text:span text:style-name="T12">w sk</text:span><text:span text:style-name="T5">łonności do ryzyka</text:span></text:p>
        </text:list-item>
        <text:list-item>
          <text:p text:style-name="P22"><text:span text:style-name="T12">We Lwowie maj</text:span><text:span text:style-name="T5">ę</text:span><text:span text:style-name="T12">tnych ludzi ledwie troch</text:span><text:span text:style-name="T5">ę</text:span><text:span text:style-name="T12"> się</text:span><text:span text:style-name="T5"> znajdzie – rozpoczął z namysłem Mieroszowski</text:span></text:p>
        </text:list-item>
        <text:list-item>
          <text:p text:style-name="P23">Właśnie, po ostatnich tatarskich oblężeniach, co i nawet okupować się musieli, za króla poprzedniego – wtrącił wojewoda.</text:p>
        </text:list-item>
        <text:list-item>
          <text:p text:style-name="P22"><text:span text:style-name="T12">I na t</text:span><text:span text:style-name="T5">ę</text:span><text:span text:style-name="T12"> imprez</text:span><text:span text:style-name="T5">ę</text:span><text:span text:style-name="T12"> wszystkiej maj</text:span><text:span text:style-name="T5">ę</text:span><text:span text:style-name="T12">tno</text:span><text:span text:style-name="T5">ś</text:span><text:span text:style-name="T12">ci swej nie zaryzykuj</text:span><text:span text:style-name="T5">ą</text:span><text:span text:style-name="T12">. Ale troch</text:span><text:span text:style-name="T5">ę</text:span><text:span text:style-name="T12"> mo</text:span><text:span text:style-name="T5">ż</text:span><text:span text:style-name="T12">e w</text:span><text:span text:style-name="T5">ł</text:span><text:span text:style-name="T12">o</text:span><text:span text:style-name="T5">żą</text:span><text:span text:style-name="T12">, a i ich znajomo</text:span><text:span text:style-name="T5">ś</text:span><text:span text:style-name="T12">ci z Tatary pomog</text:span><text:span text:style-name="T5">ą</text:span><text:span text:style-name="T12">. Przez krymskie przecie domeny handel do Turcji i Persji i</text:span><text:span text:style-name="T5">ść</text:span><text:span text:style-name="T12"> musi.</text:span></text:p>
        </text:list-item>
        <text:list-item>
          <text:p text:style-name="P22"><text:span text:style-name="T12">Na podarki dla tureckich i perskich dostojnik</text:span><text:span text:style-name="T5">ó</text:span><text:span text:style-name="T12">w wi</text:span><text:span text:style-name="T5">ę</text:span><text:span text:style-name="T12">cej z</text:span><text:span text:style-name="T5">ł</text:span><text:span text:style-name="T12">ota by trzeba ni</text:span><text:span text:style-name="T5">ż</text:span><text:span text:style-name="T12"> w ca</text:span><text:span text:style-name="T5">ł</text:span><text:span text:style-name="T12">ym Lwowie znajdziesz – Jab</text:span><text:span text:style-name="T5">ł</text:span><text:span text:style-name="T12">onowski oponowa</text:span><text:span text:style-name="T5">ć</text:span><text:span text:style-name="T12"> nie przestawa</text:span><text:span text:style-name="T5">ł</text:span><text:span text:style-name="T12">.</text:span></text:p>
        </text:list-item>
        <text:list-item>
          <text:p text:style-name="P22"><text:span text:style-name="T12">Tote</text:span><text:span text:style-name="T5">ż</text:span><text:span text:style-name="T12"> poza Lwowem r</text:span><text:span text:style-name="T5">ó</text:span><text:span text:style-name="T12">wnie</text:span><text:span text:style-name="T5">ż</text:span><text:span text:style-name="T12"> szuka</text:span><text:span text:style-name="T5">ć</text:span><text:span text:style-name="T12"> nam trzeba, zatem rozmawia</text:span><text:span text:style-name="T5">ł</text:span><text:span text:style-name="T12">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7">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33747809" text:continue-numbering="true" text:style-name="L1">
        <text:list-item>
          <text:p text:style-name="P29">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29">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35"/>
        </text:list-item>
      </text:list>
      <text:p text:style-name="P9">* <text:s/>* <text:s/>*</text:p>
      <text:p text:style-name="P8">Pan Stuart Lawrence Hyde uzna<text:span text:style-name="T5">ł</text:span><text:span text:style-name="T12"> sw</text:span><text:span text:style-name="T5">ą</text:span><text:span text:style-name="T12"> misj</text:span><text:span text:style-name="T5">ę</text:span><text:span text:style-name="T12"> w Warszawie za nieudan</text:span><text:span text:style-name="T5">ą</text:span><text:span text:style-name="T12">. Nic wi</text:span><text:span text:style-name="T5">ę</text:span><text:span text:style-name="T12">cej jednak uczyni</text:span><text:span text:style-name="T5">ć</text:span><text:span text:style-name="T12"> dla swego kr</text:span><text:span text:style-name="T5">ó</text:span><text:span text:style-name="T12">la nie m</text:span><text:span text:style-name="T5">ó</text:span><text:span text:style-name="T12">g</text:span><text:span text:style-name="T5">ł – dla siebie jednak owszem</text:span><text:span text:style-name="T12">. Od czasu elekcji za</text:span><text:span text:style-name="T5">ł</text:span><text:span text:style-name="T12">atwia</text:span><text:span text:style-name="T5">ł</text:span><text:span text:style-name="T12"> poparcie dla plan</text:span><text:span text:style-name="T5">ó</text:span><text:span text:style-name="T12">w angielskiej kompanii wschodniej, aby szlak lewanty</text:span><text:span text:style-name="T5">ń</text:span><text:span text:style-name="T12">ski dla jej handlu otworzy</text:span><text:span text:style-name="T5">ć</text:span><text:span text:style-name="T12">. Pro forma stworzy</text:span><text:span text:style-name="T5">ł</text:span><text:span text:style-name="T12"> jej kantory w Krakowie i we Lwowie, obficie szastaj</text:span><text:span text:style-name="T5">ą</text:span><text:span text:style-name="T12">c pieni</text:span><text:span text:style-name="T5">ę</text:span><text:span text:style-name="T12">dzmi a bardziej jeszcze wekslami z pokryciem londy</text:span><text:span text:style-name="T5">ń</text:span><text:span text:style-name="T12">skim. Jednak nie potrafi</text:span><text:span text:style-name="T5">ł</text:span><text:span text:style-name="T12"> sk</text:span><text:span text:style-name="T5">ł</text:span><text:span text:style-name="T12">oni</text:span><text:span text:style-name="T5">ć</text:span><text:span text:style-name="T12"> nikogo wp</text:span><text:span text:style-name="T5">ł</text:span><text:span text:style-name="T12">ywowego do poparcia idei pokoju z Osmanami natychmiast, a to dla otwarcia szlak</text:span><text:span text:style-name="T5">ó</text:span><text:span text:style-name="T12">w handlowych na wsch</text:span><text:span text:style-name="T5">ó</text:span><text:span text:style-name="T12">d. Dowiedzia</text:span><text:span text:style-name="T5">ł</text:span><text:span text:style-name="T12"> si</text:span><text:span text:style-name="T5">ę</text:span><text:span text:style-name="T12"> natomiast, </text:span><text:span text:style-name="T5">ż</text:span><text:span text:style-name="T12">e idea handlu z Osmanami kiedy</text:span><text:span text:style-name="T5">ś</text:span><text:span text:style-name="T12">, po zawarciu jakiego</text:span><text:span text:style-name="T5">ś</text:span><text:span text:style-name="T12"> pokoju, zwolenników licznych ma, i to nie tylko w</text:span><text:span text:style-name="T5">ś</text:span><text:span text:style-name="T12">r</text:span><text:span text:style-name="T5">ó</text:span><text:span text:style-name="T12">d kupc</text:span><text:span text:style-name="T5">ó</text:span><text:span text:style-name="T12">w.</text:span></text:p>
      <text:p text:style-name="Text_20_body"><text:soft-page-break/><text:span text:style-name="T13">Zadziwi</text:span><text:span text:style-name="T6">ło</text:span><text:span text:style-name="T13"> go takie nastawienie arystokracji tutejszej. Pewien by</text:span><text:span text:style-name="T6">ł</text:span><text:span text:style-name="T13">, </text:span><text:span text:style-name="T6">ż</text:span><text:span text:style-name="T13">e ten podobno niezwykle waleczny nar</text:span><text:span text:style-name="T5">ó</text:span><text:span text:style-name="T12">d szlachecki handlem brzydzi</text:span><text:span text:style-name="T5">ł</text:span><text:span text:style-name="T12"> si</text:span><text:span text:style-name="T5">ę</text:span><text:span text:style-name="T12"> będzie. Lecz przecie wiedzieli magnaci dobrze, jak s</text:span><text:span text:style-name="T5">ó</text:span><text:span text:style-name="T12">l z Polski na rynkach francuskich a wino francuskie w Polsce sprzedawa</text:span><text:span text:style-name="T5">ć</text:span><text:span text:style-name="T12"> si</text:span><text:span text:style-name="T5">ę</text:span><text:span text:style-name="T12"> b</text:span><text:span text:style-name="T5">ę</text:span><text:span text:style-name="T12">dzie, martwili si</text:span><text:span text:style-name="T5">ę</text:span><text:span text:style-name="T12"> blokad</text:span><text:span text:style-name="T5">ą</text:span><text:span text:style-name="T12"> na handel ko</text:span><text:span text:style-name="T5">ń</text:span><text:span text:style-name="T12">mi na czas wojny, i zainteresowani byli eksportem </text:span><text:span text:style-name="T5">ż</text:span><text:span text:style-name="T12">ywno</text:span><text:span text:style-name="T5">ś</text:span><text:span text:style-name="T12">ci do Anglii. Za</text:span><text:span text:style-name="T5">ś</text:span><text:span text:style-name="T12"> pami</text:span><text:span text:style-name="T5">ęć</text:span><text:span text:style-name="T12"> o handlu z Konstantynopolem, jeszcze sprzed wojen z pocz</text:span><text:span text:style-name="T5">ą</text:span><text:span text:style-name="T12">tku wieku, nadal </text:span><text:span text:style-name="T5">ż</text:span><text:span text:style-name="T12">yw</text:span><text:span text:style-name="T5">ą</text:span><text:span text:style-name="T12"> by</text:span><text:span text:style-name="T5">ł</text:span><text:span text:style-name="T12">a. </text:span></text:p>
      <text:p text:style-name="Text_20_body"><text:span text:style-name="T12">Dowiedzia</text:span><text:span text:style-name="T5">ł</text:span><text:span text:style-name="T12"> si</text:span><text:span text:style-name="T5">ę</text:span><text:span text:style-name="T12"> r</text:span><text:span text:style-name="T5">ó</text:span><text:span text:style-name="T12">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8"/>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2">by od Angielczyk</text:span><text:span text:style-name="T5">ó</text:span><text:span text:style-name="T12">w tego kupca r</text:span><text:span text:style-name="T5">ó</text:span><text:span text:style-name="T12">wnie</text:span><text:span text:style-name="T5">ż pieniądz się przydaje</text:span><text:span text:style-name="T12">,</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0"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text:soft-page-break/>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3">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2">Kryczy</text:span><text:span text:style-name="T5">ń</text:span><text:span text:style-name="T12">ski za</text:span><text:span text:style-name="T5">ś</text:span><text:span text:style-name="T12"> za zdrad</text:span><text:span text:style-name="T5">ę</text:span><text:span text:style-name="T12"> Rzeczypospolitej przed s</text:span><text:span text:style-name="T5">ę</text:span><text:span text:style-name="T12">dzi</text:span><text:span text:style-name="T5">ą</text:span><text:span text:style-name="T12"> najwy</text:span><text:span text:style-name="T5">ż</text:span><text:span text:style-name="T12">szym rachunek zdawa</text:span><text:span text:style-name="T5">ł</text:span>.</text:p>
      <text:p text:style-name="P8"/>
      <text:h text:style-name="P20"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2">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2">e plan</text:span><text:span text:style-name="T5">ó</text:span><text:span text:style-name="T12">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5">a</text:span></text:span></text:p>
      <text:h text:style-name="P19" text:outline-level="2">Rozdział V</text:h>
      <text:p text:style-name="P8">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2">ogrodzcy do wojny z Lachami si</text:span><text:span text:style-name="T5">ę</text:span><text:span text:style-name="T12"> nie kwapili, lecz jeszcze mniej mieli ochot</text:span><text:span text:style-name="T5">ę</text:span><text:span text:style-name="T12"> stawia</text:span><text:span text:style-name="T5">ć</text:span><text:span text:style-name="T12"> czo</text:span><text:span text:style-name="T5">ł</text:span><text:span text:style-name="T12">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2">kowej </text:span>pana Modrzewskiego. Jabłonowski już w nocy wysłał trzy pułki, Bogusza, <text:span text:style-name="T5">Łą</text:span><text:span text:style-name="T12">ckiego i Modrzewskiego w</text:span><text:span text:style-name="T5">ł</text:span><text:span text:style-name="T12">a</text:span><text:span text:style-name="T5">ś</text:span><text:span text:style-name="T12">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4">, a</text:span></text:span><text:span text:style-name="Absatz-Standardschriftart"><text:span text:style-name="T7">ż</text:span></text:span><text:span text:style-name="Absatz-Standardschriftart"><text:span text:style-name="T14"> mu pot zalewa</text:span></text:span><text:span text:style-name="Absatz-Standardschriftart"><text:span text:style-name="T7">ł</text:span></text:span><text:span text:style-name="Absatz-Standardschriftart"><text:span text:style-name="T14"> oczy. I to pomimo mro</text:span></text:span><text:span text:style-name="Absatz-Standardschriftart"><text:span text:style-name="T7">ź</text:span></text:span><text:span text:style-name="Absatz-Standardschriftart"><text:span text:style-name="T14">nego powietrza i </text:span></text:span><text:span text:style-name="Absatz-Standardschriftart"><text:span text:style-name="T7">ś</text:span></text:span><text:span text:style-name="Absatz-Standardschriftart"><text:span text:style-name="T14">niegu, zalegaj</text:span></text:span><text:span text:style-name="Absatz-Standardschriftart"><text:span text:style-name="T7">ą</text:span></text:span><text:span text:style-name="Absatz-Standardschriftart"><text:span text:style-name="T14">cego w ca</text:span></text:span><text:span text:style-name="Absatz-Standardschriftart"><text:span text:style-name="T7">ł</text:span></text:span><text:span text:style-name="Absatz-Standardschriftart"><text:span text:style-name="T14">ej dolinie Dniestru. Dobry mia</text:span></text:span><text:span text:style-name="Absatz-Standardschriftart"><text:span text:style-name="T7">ł</text:span></text:span><text:span text:style-name="Absatz-Standardschriftart"><text:span text:style-name="T14"> widok Peter na t</text:span></text:span><text:span text:style-name="Absatz-Standardschriftart"><text:span text:style-name="T7">ę</text:span></text:span><text:span text:style-name="Absatz-Standardschriftart"><text:span text:style-name="T14">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2"> ogarn</text:span><text:span text:style-name="T5">ęło</text:span><text:span text:style-name="T12"> na widok oddalaj</text:span><text:span text:style-name="T5">ą</text:span><text:span text:style-name="T12">cych si</text:span><text:span text:style-name="T5">ę</text:span><text:span text:style-name="T12"> w po</text:span><text:span text:style-name="T5">ś</text:span><text:span text:style-name="T12">cigu za Tatarami kawalerzyst</text:span><text:span text:style-name="T5">ó</text:span><text:span text:style-name="T12">w. Nie taki by</text:span><text:span text:style-name="T5">ł</text:span><text:span text:style-name="T12"> plan! Czy tego Jab</text:span><text:span text:style-name="T5">ł</text:span><text:span text:style-name="T12">onowskiego szale</text:span><text:span text:style-name="T5">ń</text:span><text:span text:style-name="T12">stwo bitewne ponios</text:span><text:span text:style-name="T5">ł</text:span><text:span text:style-name="T12">o, czy sam </text:span><text:soft-page-break/><text:span text:style-name="T12">szuka chwa</text:span><text:span text:style-name="T5">ł</text:span><text:span text:style-name="T12">y? Niepodobne to do niego, zwykle przecie</text:span><text:span text:style-name="T5">ż</text:span><text:span text:style-name="T12"> sw</text:span><text:span text:style-name="T5">ą</text:span><text:span text:style-name="T12"> </text:span><text:span text:style-name="T5">żą</text:span><text:span text:style-name="T12">dz</text:span><text:span text:style-name="T5">ę</text:span><text:span text:style-name="T12">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6136802566999966324" text:style-name="L2">
        <text:list-header>
          <text:p text:style-name="P31">-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2"> historyczna. Wsp</text:span><text:span text:style-name="T5">ół</text:span><text:span text:style-name="T12">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2">ywane jako kr</text:span><text:span text:style-name="T5">ó</text:span><text:span text:style-name="T12">tkie kopie. Prawdziwych kopii husaria w walkach z Turkami nie u</text:span><text:span text:style-name="T5">ż</text:span><text:span text:style-name="T12">ywa</text:span><text:span text:style-name="T5">ł</text:span><text:span text:style-name="T12">a, bowiem turecka piechota nie dysponowa</text:span><text:span text:style-name="T5">ł</text:span><text:span text:style-name="T12">a formacjami pikinier</text:span><text:span text:style-name="T5">ó</text:span><text:span text:style-name="T12">w. Wojsko osma</text:span><text:span text:style-name="T5">ń</text:span><text:span text:style-name="T12">skie polega</text:span><text:span text:style-name="T5">ł</text:span><text:span text:style-name="T12">o bowiem na swej bardzo licznej kawalerii (</text:span><text:span text:style-name="T5">ś</text:span><text:span text:style-name="T12">rednich sipahach i ci</text:span><text:span text:style-name="T5">ęż</text:span><text:span text:style-name="T12">kich, acz nielicznych deli), aby znosi</text:span><text:span text:style-name="T5">ć</text:span><text:span text:style-name="T12"> kawaleri</text:span><text:span text:style-name="T5">ę</text:span><text:span text:style-name="T12"> wroga. To oczywi</text:span><text:span text:style-name="T5">ś</text:span><text:span text:style-name="T12">cie wystarcza</text:span><text:span text:style-name="T5">ł</text:span><text:span text:style-name="T12">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2"> rzek</text:span><text:span text:style-name="T5">ą</text:span><text:span text:style-name="T12">, za</text:span><text:span text:style-name="T5">ś</text:span><text:span text:style-name="T12"> Kapłan Pasza po naradzie z swoimi dowódcami kaza</text:span><text:span text:style-name="T5">ł</text:span><text:span text:style-name="T12"> zaprzestać walki i wycofać swoje zmęczone </text:span><text:span text:style-name="T12">oddziały do obozu, dla ogrzania się i odpoczynku. Dla wielu tysi</text:span><text:span text:style-name="T5">ę</text:span><text:span text:style-name="T12">cy jego wojak</text:span><text:span text:style-name="T5">ó</text:span><text:span text:style-name="T12">w ten rozkaz przyszed</text:span><text:span text:style-name="T5">ł</text:span><text:span text:style-name="T12">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5">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595705391261876285" text:style-name="L3">
        <text:list-header>
          <text:p text:style-name="P24">-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2"> jako dragon kampani</text:span><text:span text:style-name="T5">ę</text:span><text:span text:style-name="T12"> odprawuj</text:span><text:span text:style-name="T5">ą</text:span><text:span text:style-name="T12">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498935941155514028" text:style-name="L4">
        <text:list-header>
          <text:p text:style-name="P32">- Panowie bracia, kr<text:span text:style-name="T5">ó</text:span><text:span text:style-name="T12">l nas wszystkich wzywa. Osma</text:span><text:span text:style-name="T5">ń</text:span><text:span text:style-name="T12">sk</text:span><text:span text:style-name="T5">ą</text:span><text:span text:style-name="T12"> odsiecz Kamie</text:span><text:span text:style-name="T5">ń</text:span><text:span text:style-name="T12">ca powstrzyma</text:span><text:span text:style-name="T5">ć</text:span><text:span text:style-name="T12"> musim lub pr</text:span><text:span text:style-name="T5">ó</text:span><text:span text:style-name="T12">buj</text:span><text:span text:style-name="T5">ą</text:span><text:span text:style-name="T12">c polec. To wojny tej kulminacja, punkt jej najwa</text:span><text:span text:style-name="T5">ż</text:span><text:span text:style-name="T12">niejszy, wi</text:span><text:span text:style-name="T5">ę</text:span><text:span text:style-name="T12">c nie zwlekajcie i zaraz za mn</text:span><text:span text:style-name="T5">ą</text:span><text:span text:style-name="T12"> jed</text:span><text:span text:style-name="T5">źcie.</text:span></text:p>
          <text:p text:style-name="P25">- A co z tymi tutaj?</text:p>
          <text:p text:style-name="P25">- Znaczniejszych w pęta i do obozu pod Kamieńcem, resztę do diabła posłać.</text:p>
        </text:list-header>
      </text:list>
      <text:p text:style-name="P16">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16"><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7">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1">ó</text:span><text:span text:style-name="T17">rymi postawił de Maligne'go jenera</text:span><text:span text:style-name="T11">ł</text:span><text:span text:style-name="T17">a, w sumie prawie 6000 piechoty i spieszonej dragonii. Zadaniem tej grupy było wzgórz między traktem na Kamieniec a doliną Żwańczyka trzymanie i jak B</text:span><text:span text:style-name="T11">ó</text:span><text:span text:style-name="T17">g da, odwrotu na Żwaniec oddziałom tureckim odcięcia. W miejscach dogodnie obranych, Sobieski działa ściągnięte pośpiesznie spod Kamieńca ustawi</text:span><text:span text:style-name="T11">ć</text:span><text:span text:style-name="T17"> kaza</text:span><text:span text:style-name="T11">ł</text:span><text:span text:style-name="T17">, a to na wzgórzu i podejściach do Łastowców. Zawiadywa</text:span><text:span text:style-name="T11">ł</text:span><text:span text:style-name="T17"> tymi dzia</text:span><text:span text:style-name="T11">ł</text:span><text:span text:style-name="T17">ami podpu</text:span><text:span text:style-name="T11">ł</text:span><text:span text:style-name="T17">kownik Henryk Henrykowski, a by</text:span><text:span text:style-name="T11">ł</text:span><text:span text:style-name="T17">o ich dwunastofuntowych dwa, o</text:span><text:span text:style-name="T11">ś</text:span><text:span text:style-name="T17">mfuntowych te</text:span><text:span text:style-name="T11">ż</text:span><text:span text:style-name="T17"> dwa, a tako</text:span><text:span text:style-name="T11">ż</text:span><text:span text:style-name="T17"> sze</text:span><text:span text:style-name="T11">ść</text:span><text:span text:style-name="T17"> rog</text:span><text:span text:style-name="T11">ó</text:span><text:span text:style-name="T17">w. <text:s/>Dobrze je ukry</text:span><text:span text:style-name="T11">ć</text:span><text:span text:style-name="T17"> kaza</text:span><text:span text:style-name="T11">ł, i samemu też się całkiem z tyłu trzymał, Bidzińskiemu jeno baczenie na pole mieć kazał. </text:span>Póki co , niech przeciwnik o mojej obecności tutaj niech nie wie, pomyślał król i hetman wielki koronny.</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1">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1"><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text:span><text:span text:style-name="T5">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text:span><text:span text:style-name="T5">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text:span><text:span text:style-name="T5">. Husarze z nastawionymi koncerzami cwałem w dym wpadli, kt</text:span><text:span text:style-name="T5">ó</text:span>ry janczar<text:span text:style-name="T5">ó</text:span>w pokrywa<text:span text:style-name="T5">ł</text:span>, <text:span text:style-name="T5">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3885309199215970766" text:style-name="L5">
        <text:list-item>
          <text:p text:style-name="P26">Ten atak na naszej prawej powstrzymać trzeba! Inaczej odetną środek!</text:p>
        </text:list-item>
        <text:list-item>
          <text:p text:style-name="P26">Nie mamy już czym ich powstrzymać!</text:p>
        </text:list-item>
        <text:list-item>
          <text:p text:style-name="P26">Tatarzy kontratakować muszą! Gdzie Selim?</text:p>
        </text:list-item>
        <text:list-item>
          <text:p text:style-name="P26">Tatarzy już uszli za Dniestr, powstrzymać zaś giaurów jedynie Żwaniec i nasz wczorajszy obóz może.</text:p>
        </text:list-item>
        <text:list-item>
          <text:p text:style-name="P26">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2">waniec obsadzonym zostawili, tako</text:span><text:span text:style-name="T5">ż</text:span><text:span text:style-name="T12"> i ob</text:span><text:span text:style-name="T5">ó</text:span><text:span text:style-name="T12">z na naszej lewej, stwierdzi</text:span><text:span text:style-name="T5">ł</text:span><text:span text:style-name="T12"> Sobieski. Jego wojska, ca</text:span><text:span text:style-name="T5">ł</text:span><text:span text:style-name="T12">odzienn</text:span><text:span text:style-name="T5">ą</text:span><text:span text:style-name="T12"> bitw</text:span><text:span text:style-name="T5">ą</text:span><text:span text:style-name="T12"> z przewa</text:span><text:span text:style-name="T5">ż</text:span><text:span text:style-name="T12">aj</text:span><text:span text:style-name="T5">ą</text:span><text:span text:style-name="T12">cym liczebnie przeciwnikiem wyczerpane, acz zwyci</text:span><text:span text:style-name="T5">ę</text:span><text:span text:style-name="T12">sk</text:span><text:span text:style-name="T5">ą</text:span><text:span text:style-name="T12">, pod wrogimi fortalicjami, zatrzyma</text:span><text:span text:style-name="T5">ł</text:span><text:span text:style-name="T12">y si</text:span><text:span text:style-name="T5">ę</text:span><text:span text:style-name="T12">. Nie mia</text:span><text:span text:style-name="T5">ł</text:span><text:span text:style-name="T12">y ju</text:span><text:span text:style-name="T5">ż</text:span><text:span text:style-name="T12"> si</text:span><text:span text:style-name="T5">ł</text:span><text:span text:style-name="T12"> ani ochoty w zapadaj</text:span><text:span text:style-name="T5">ą</text:span><text:span text:style-name="T12">cym zmroku szturm</text:span><text:span text:style-name="T5">ó</text:span><text:span text:style-name="T12">w </text:span><text:span text:style-name="T12">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2"> Bitwa dogas</text:span><text:span text:style-name="T5">ł</text:span><text:span text:style-name="T12">a.</text:span></text:p>
      <text:h text:style-name="Überschrift_20_2" text:outline-level="2"><text:span text:style-name="T12">Rozdzia</text:span><text:span text:style-name="T5">ł</text:span><text:span text:style-name="T12"> VI</text:span></text:h>
      <text:p text:style-name="P14">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3701571351541850787" text:style-name="L6">
        <text:list-item>
          <text:p text:style-name="P33">Turka zwyci<text:span text:style-name="T5">ęż</text:span><text:span text:style-name="T12">yli</text:span><text:span text:style-name="T5">ś</text:span><text:span text:style-name="T12">my, ale nie ze szcz</text:span><text:span text:style-name="T5">ę</text:span><text:span text:style-name="T12">tem – zagai</text:span><text:span text:style-name="T5">ł</text:span><text:span text:style-name="T12"> – i ten tu </text:span><text:span text:style-name="T5">Ż</text:span><text:span text:style-name="T12">waniec naprzykrza</text:span><text:span text:style-name="T5">ć</text:span><text:span text:style-name="T12"> si</text:span><text:span text:style-name="T5">ę</text:span><text:span text:style-name="T12"> nam b</text:span><text:span text:style-name="T5">ę</text:span><text:span text:style-name="T12">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3">Przecie mo<text:span text:style-name="T5">ż</text:span><text:span text:style-name="T12">em Kamieniec dalej blokowa</text:span><text:span text:style-name="T5">ć</text:span><text:span text:style-name="T12"> – spojrza</text:span><text:span text:style-name="T5">ł</text:span><text:span text:style-name="T12"> Sieniawski z nadziej</text:span><text:span text:style-name="T5">ą</text:span><text:span text:style-name="T12"> na Jab</text:span><text:span text:style-name="T5">ł</text:span><text:span text:style-name="T12">onowskiego</text:span></text:p>
        </text:list-item>
        <text:list-item>
          <text:p text:style-name="P33"><text:span text:style-name="T12">Mam jedn</text:span><text:span text:style-name="T5">ą</text:span><text:span text:style-name="T12"> r</text:span><text:span text:style-name="T5">ę</text:span><text:span text:style-name="T12">k</text:span><text:span text:style-name="T5">ą</text:span><text:span text:style-name="T12"> Kamieniec za szyj</text:span><text:span text:style-name="T5">ę</text:span><text:span text:style-name="T12"> trzyma</text:span><text:span text:style-name="T5">ć</text:span><text:span text:style-name="T12">, aby pad</text:span><text:span text:style-name="T5">ł</text:span><text:span text:style-name="T12"> z g</text:span><text:span text:style-name="T5">ł</text:span><text:span text:style-name="T12">odu wreszcie, drug</text:span><text:span text:style-name="T5">ą</text:span><text:span text:style-name="T12"> tych tutaj za twarz, aby pod Kamie</text:span><text:span text:style-name="T5">ń</text:span><text:span text:style-name="T12">cem nie przeszkadzali, no a trzeci</text:span><text:span text:style-name="T5">ą</text:span><text:span text:style-name="T12"> od odsieczy nowej, kt</text:span><text:span text:style-name="T5">ó</text:span><text:span text:style-name="T12">r</text:span><text:span text:style-name="T5">ą</text:span><text:span text:style-name="T12"> pewnie Turczyn teraz w</text:span><text:span text:style-name="T5">ł</text:span><text:span text:style-name="T12">a</text:span><text:span text:style-name="T5">ś</text:span><text:span text:style-name="T12">nie na nas </text:span><text:span text:style-name="T5">ś</text:span><text:span text:style-name="T12">le, ogania</text:span><text:span text:style-name="T5">ć</text:span><text:span text:style-name="T12">? Trzech r</text:span><text:span text:style-name="T5">ą</text:span><text:span text:style-name="T12">k nie mam – odpar</text:span><text:span text:style-name="T5">ł</text:span><text:span text:style-name="T12"> Jab</text:span><text:span text:style-name="T5">ł</text:span><text:span text:style-name="T12">onowski gniewnie.</text:span></text:p>
        </text:list-item>
        <text:list-item>
          <text:p text:style-name="P33"><text:span text:style-name="T12">Wa</text:span><text:span text:style-name="T5">ś</text:span><text:span text:style-name="T12">ci r</text:span><text:span text:style-name="T5">ę</text:span><text:span text:style-name="T12">ce w s</text:span><text:span text:style-name="T5">ł</text:span><text:span text:style-name="T12">u</text:span><text:span text:style-name="T5">ż</text:span><text:span text:style-name="T12">bie wojskowej spracowane cenimy wielce – rzek</text:span><text:span text:style-name="T5">ł</text:span><text:span text:style-name="T12"> Sobieski - wi</text:span><text:span text:style-name="T5">ę</text:span><text:span text:style-name="T12">cej jeszcze rozum obrotny, nam zawsze przydatny. M</text:span><text:span text:style-name="T5">ó</text:span><text:span text:style-name="T12">w </text:span><text:span text:style-name="T5">ż</text:span><text:span text:style-name="T12">e Wa</text:span><text:span text:style-name="T5">ść</text:span><text:span text:style-name="T12"> jasno tedy, co radzisz?</text:span></text:p>
        </text:list-item>
        <text:list-item>
          <text:p text:style-name="P33"><text:span text:style-name="T12">Strat zadali</text:span><text:span text:style-name="T5">ś</text:span><text:span text:style-name="T12">my im niema</text:span><text:span text:style-name="T5">ł</text:span><text:span text:style-name="T12">o, widz</text:span><text:span text:style-name="T5">ą</text:span><text:span text:style-name="T12"> zatem, i</text:span><text:span text:style-name="T5">ż</text:span><text:span text:style-name="T12"> utrzymanie Kamie</text:span><text:span text:style-name="T5">ń</text:span><text:span text:style-name="T12">ca przy wojnie z nami drogo ich kosztowa</text:span><text:span text:style-name="T5">ć</text:span><text:span text:style-name="T12"> b</text:span><text:span text:style-name="T5">ę</text:span><text:span text:style-name="T12">dzie. To i francuscy pos</text:span><text:span text:style-name="T5">ł</text:span><text:span text:style-name="T12">owie do pokoju zawarcia niech ich zmusz</text:span><text:span text:style-name="T5">ą</text:span><text:span text:style-name="T12">, przy kt</text:span><text:span text:style-name="T5">ó</text:span><text:span text:style-name="T12">rym pokoju niech cz</text:span><text:span text:style-name="T5">ęść</text:span><text:span text:style-name="T12"> Podola oddadz</text:span><text:span text:style-name="T5">ą</text:span><text:span text:style-name="T12">, gdy im ca</text:span><text:span text:style-name="T5">ł</text:span><text:span text:style-name="T12">ego nie wydrzem. </text:span></text:p>
        </text:list-item>
        <text:list-item>
          <text:p text:style-name="P30">Bez Podola szlachta pokoju nie zechce...</text:p>
        </text:list-item>
        <text:list-item>
          <text:p text:style-name="P33"><text:span text:style-name="T12">Ten kawa</text:span><text:span text:style-name="T5">ł</text:span><text:span text:style-name="T12">ek Podola sprzedamy na Sejmie jako sukces wielki – nie da</text:span><text:span text:style-name="T5">ł</text:span><text:span text:style-name="T12"> sobie przerwa</text:span><text:span text:style-name="T5">ć</text:span><text:span text:style-name="T12"> Jab</text:span><text:span text:style-name="T5">ł</text:span><text:span text:style-name="T12">onowski - do tego niech wspierania Kozak</text:span><text:span text:style-name="T5">ó</text:span><text:span text:style-name="T12">w zaprzestan</text:span><text:span text:style-name="T5">ą</text:span><text:span text:style-name="T12"> i Tatar</text:span><text:span text:style-name="T5">ó</text:span><text:span text:style-name="T12">w poskromi</text:span><text:span text:style-name="T5">ć</text:span><text:span text:style-name="T12"> obiecaj</text:span><text:span text:style-name="T5">ą</text:span><text:span text:style-name="T12">. </text:span></text:p>
        </text:list-item>
        <text:list-item>
          <text:p text:style-name="P33"><text:soft-page-break/><text:span text:style-name="T12">Te obiecanki i po poprzednich wojnach robili, a czambu</text:span><text:span text:style-name="T5">ł</text:span><text:span text:style-name="T12">y co roku chodzi</text:span><text:span text:style-name="T5">ł</text:span><text:span text:style-name="T12">y, czy pok</text:span><text:span text:style-name="T5">ó</text:span><text:span text:style-name="T12">j z Turkiem, czy wojna – oponowa</text:span><text:span text:style-name="T5">ł</text:span><text:span text:style-name="T12"> Sieniawski.</text:span></text:p>
        </text:list-item>
        <text:list-item>
          <text:p text:style-name="P33"><text:span text:style-name="T12">Teraz czambu</text:span><text:span text:style-name="T5">ł</text:span><text:span text:style-name="T12">y przetrzebione – rzek</text:span><text:span text:style-name="T5">ł</text:span><text:span text:style-name="T12"> Jab</text:span><text:span text:style-name="T5">ł</text:span><text:span text:style-name="T12">onowski – do tego chc</text:span><text:span text:style-name="T5">ę</text:span><text:span text:style-name="T12"> z Turcj</text:span><text:span text:style-name="T5">ą</text:span><text:span text:style-name="T12"> szlaki handlowe otworzy</text:span><text:span text:style-name="T5">ć</text:span><text:span text:style-name="T12">. Przez Bakczysaraj i Bia</text:span><text:span text:style-name="T5">ł</text:span><text:span text:style-name="T12">ogr</text:span><text:span text:style-name="T5">ó</text:span><text:span text:style-name="T12">d handel niech idzie, towarami tureckimi, perskimi, czy jakimi innymi. Tak oni handluj</text:span><text:span text:style-name="T5">ą</text:span><text:span text:style-name="T12">c z nami, mniej do wojaczki ch</text:span><text:span text:style-name="T5">ę</text:span><text:span text:style-name="T12">tni b</text:span><text:span text:style-name="T5">ę</text:span><text:span text:style-name="T12">d</text:span><text:span text:style-name="T5">ą</text:span><text:span text:style-name="T12">.</text:span></text:p>
        </text:list-item>
        <text:list-item>
          <text:p text:style-name="P30">Handel przez Dzikie Pola?</text:p>
        </text:list-item>
        <text:list-item>
          <text:p text:style-name="P33"><text:span text:style-name="T12">Szlaki wytyczym. Kiedy</text:span><text:span text:style-name="T5">ś</text:span><text:span text:style-name="T12"> ju</text:span><text:span text:style-name="T5">ż</text:span><text:span text:style-name="T12"> tam by</text:span><text:span text:style-name="T5">ł</text:span><text:span text:style-name="T12">y, zanim Tatarzy, a bardziej mo</text:span><text:span text:style-name="T5">ż</text:span><text:span text:style-name="T12">e jeszcze piraci rzeczni kozaccy handel zniszczyli. A handlowa</text:span><text:span text:style-name="T5">ć</text:span><text:span text:style-name="T12"> jest z kim – przez Osman</text:span><text:span text:style-name="T5">ó</text:span><text:span text:style-name="T12">w droga do Persji, do Indii, i dalej wiedzie...</text:span></text:p>
        </text:list-item>
      </text:list>
      <text:p text:style-name="Text_20_body"><text:span text:style-name="T12">Tu przerwa</text:span><text:span text:style-name="T5">ł</text:span><text:span text:style-name="T12"> rozmarzony, a i innym magnatom fury pe</text:span><text:span text:style-name="T5">ł</text:span><text:span text:style-name="T12">ne wschodnich towar</text:span><text:span text:style-name="T5">ó</text:span><text:span text:style-name="T12">w si</text:span><text:span text:style-name="T5">ę</text:span><text:span text:style-name="T12"> zamarzy</text:span><text:span text:style-name="T5">ł</text:span><text:span text:style-name="T12">y... dywany, tkaniny, bro</text:span><text:span text:style-name="T5">ń</text:span><text:span text:style-name="T12"> luksusowa, przyprawy smakowite...</text:span></text:p>
      <text:list xml:id="list1209089224025891171" text:style-name="L7">
        <text:list-item>
          <text:p text:style-name="P34"><text:span text:style-name="T12">Dobrze – rzek</text:span><text:span text:style-name="T5">ł</text:span><text:span text:style-name="T12"> Sobieski – do tego handlu kompani</text:span><text:span text:style-name="T5">ę</text:span><text:span text:style-name="T12"> za</text:span><text:span text:style-name="T5">ł</text:span><text:span text:style-name="T12">o</text:span><text:span text:style-name="T5">ż</text:span><text:span text:style-name="T12">ymy i Osman</text:span><text:span text:style-name="T5">ó</text:span><text:span text:style-name="T12">w do sp</text:span><text:span text:style-name="T5">ół</text:span><text:span text:style-name="T12">ki w niej tym </text:span><text:span text:style-name="T5">ła</text:span><text:span text:style-name="T12">cniej przekonamy, </text:span><text:span text:style-name="T5">ż</text:span><text:span text:style-name="T12">e wojn</text:span><text:span text:style-name="T5">ę</text:span><text:span text:style-name="T12"> teraz z Cesarzem maj</text:span><text:span text:style-name="T5">ą</text:span><text:span text:style-name="T12">. Nam jednak wraz taka wojna te</text:span><text:span text:style-name="T5">ż</text:span><text:span text:style-name="T12"> grozi, bo Cesarz ju</text:span><text:span text:style-name="T5">ż</text:span><text:span text:style-name="T12"> </text:span><text:span text:style-name="T5">ż</text:span><text:span text:style-name="T12">al ma, </text:span><text:span text:style-name="T5">ż</text:span><text:span text:style-name="T12">e Pac</text:span><text:span text:style-name="T5">ó</text:span><text:span text:style-name="T12">w w Rzeczypospolitej zabrak</text:span><text:span text:style-name="T5">ł</text:span><text:span text:style-name="T12">o, a teraz z Turkiem si</text:span><text:span text:style-name="T5">ę</text:span><text:span text:style-name="T12"> bratamy. Wiedzcie Waszmo</text:span><text:span text:style-name="T5">ś</text:span><text:span text:style-name="T12">ciowie, </text:span><text:span text:style-name="T5">ż</text:span><text:span text:style-name="T12">e trud</text:span><text:span text:style-name="T5">ó</text:span><text:span text:style-name="T12">w waszych nie koniec.</text:span></text:p>
          <text:p text:style-name="P36"><text:span text:style-name="T12">Kr</text:span><text:span text:style-name="T5">ó</text:span><text:span text:style-name="T12">l spojrza</text:span><text:span text:style-name="T5">ł</text:span><text:span text:style-name="T12"> na Jab</text:span><text:span text:style-name="T5">ł</text:span><text:span text:style-name="T12">onowskiego:</text:span></text:p>
        </text:list-item>
        <text:list-item>
          <text:p text:style-name="P34"><text:span text:style-name="T12">Wa</text:span><text:span text:style-name="T5">ść</text:span><text:span text:style-name="T12"> jako ruski wojewoda fortece na granicach nowych pobudujesz, i kompani</text:span><text:span text:style-name="T5">ę</text:span><text:span text:style-name="T12"> handlow</text:span><text:span text:style-name="T5">ą</text:span><text:span text:style-name="T12">, nazw</text:span><text:span text:style-name="T5">ę</text:span><text:span text:style-name="T12"> j</text:span><text:span text:style-name="T5">ą</text:span><text:span text:style-name="T12"> Lewanty</text:span><text:span text:style-name="T5">ń</text:span><text:span text:style-name="T12">sk</text:span><text:span text:style-name="T5">ą</text:span><text:span text:style-name="T12">, powo</text:span><text:span text:style-name="T5">ł</text:span><text:span text:style-name="T12">asz. Masz do tego pieni</text:span><text:span text:style-name="T5">ą</text:span><text:span text:style-name="T12">dze francuskie, masz we Lwowie kupc</text:span><text:span text:style-name="T5">ó</text:span><text:span text:style-name="T12">w obrotnych, a i z Krakowa ch</text:span><text:span text:style-name="T5">ę</text:span><text:span text:style-name="T12">tni do sp</text:span><text:span text:style-name="T5">ół</text:span><text:span text:style-name="T12">ki si</text:span><text:span text:style-name="T5">ę</text:span><text:span text:style-name="T12"> znajd</text:span><text:span text:style-name="T5">ą</text:span><text:span text:style-name="T12">.</text:span></text:p>
        </text:list-item>
        <text:list-item>
          <text:p text:style-name="P34"><text:span text:style-name="T12">Jako </text:span><text:span text:style-name="T5">ż</text:span><text:span text:style-name="T12">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11">Dniestrze</text:span><text:span text:style-name="T5"> zbudować trzeba...</text:span></text:p>
        </text:list-item>
        <text:list-item>
          <text:p text:style-name="P27">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2">nie</text:span><text:span text:style-name="T5">ż</text:span><text:span text:style-name="T12">ek z pocz</text:span><text:span text:style-name="T5">ą</text:span><text:span text:style-name="T12">tku grudnia zmieni</text:span><text:span text:style-name="T5">ł</text:span><text:span text:style-name="T12"> si</text:span><text:span text:style-name="T5">ę</text:span><text:span text:style-name="T12"> w zawiej</text:span><text:span text:style-name="T5">ę</text:span><text:span text:style-name="T12"> </text:span><text:span text:style-name="T5">ś</text:span><text:span text:style-name="T12">nie</text:span><text:span text:style-name="T5">ż</text:span><text:span text:style-name="T12">n</text:span><text:span text:style-name="T5">ą</text:span><text:span text:style-name="T12">. Wiatr szarpa</text:span><text:span text:style-name="T5">ł</text:span><text:span text:style-name="T12">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1">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1">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1">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1">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1">Wtem tumult jakowyś przerwał króla jegomości rozważania. Głosy podniesione przed namiotem słychać, szamotanina. Sobieski za szablę chwycił, czekał. Gdy tumult uspokoił się wreszcie, wszedł do namiotu Bidziński zdyszany.</text:p>
      <text:list xml:id="list2535381252839935169" text:style-name="L8">
        <text:list-item>
          <text:p text:style-name="P28">a co tam, mości strażniku?</text:p>
        </text:list-item>
        <text:list-item>
          <text:p text:style-name="P28">Poseł rosyjski do Waszej Miłości przystępu żądał, czego mu straże za rozkazem Waszym odmówili. Tedy poseł awanturować się począł, że przecie rozmowy z Turkiem też jego cara dotyczą, aż po gębie nie dostał.</text:p>
        </text:list-item>
        <text:list-item>
          <text:p text:style-name="P28">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1"/>
      <text:p text:style-name="P8">Zawarcie rozejmu</text:p>
      <text:p text:style-name="P8">Gromienie Kozaków</text:p>
      <text:p text:style-name="P8"/>
      <text:p text:style-name="P8"/>
      <text:p text:style-name="P8">Sobieski m<text:span text:style-name="T5">ó</text:span><text:span text:style-name="T12">g</text:span><text:span text:style-name="T5">ł</text:span><text:span text:style-name="T12"> znowu spokojnie zasn</text:span><text:span text:style-name="T5">ąć</text:span><text:span text:style-name="T12">. Lecz sen mia</text:span><text:span text:style-name="T5">ł</text:span><text:span text:style-name="T12"> zn</text:span><text:span text:style-name="T5">ó</text:span><text:span text:style-name="T12">w niespokojny. </text:span><text:span text:style-name="T5">Ś</text:span><text:span text:style-name="T12">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5"/>
      <text:p text:style-name="P3"/>
      <text:p text:style-name="P3"/>
      <text:p text:style-name="P3"><text:s/></text:p>
      <text:p text:style-name="P1">Po zakonczeniu wojny z Turcja:</text:p>
      <text:p text:style-name="P1"><text:soft-page-break/></text:p>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3-30T13:54:17.95</dc:date>
    <meta:editing-cycles>1096</meta:editing-cycles>
    <meta:editing-duration>P1DT5H16M16S</meta:editing-duration>
    <meta:document-statistic meta:table-count="0" meta:image-count="0" meta:object-count="0" meta:page-count="31" meta:paragraph-count="276" meta:word-count="15815" meta:character-count="10703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